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ffffff" fo:min-height="0.24cm"/>
    </style:style>
    <style:style style:name="gr2" style:family="graphic" style:parent-style-name="standard">
      <style:graphic-properties draw:fill="solid" draw:fill-color="#0099ff"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gr5" style:family="graphic" style:parent-style-name="standard">
      <style:graphic-properties draw:fill-color="#b80047" draw:textarea-horizontal-align="justify" draw:textarea-vertical-align="middle" draw:auto-grow-height="false"/>
    </style:style>
    <style:style style:name="gr6" style:family="graphic" style:parent-style-name="standard">
      <style:graphic-properties draw:marker-end="Arrow" draw:marker-end-width="0.3cm" draw:fill="solid" draw:fill-color="#0099ff" draw:textarea-horizontal-align="center" draw:textarea-vertical-align="middle"/>
    </style:style>
    <style:style style:name="gr7" style:family="graphic" style:parent-style-name="standard">
      <style:graphic-properties draw:marker-start="Square" draw:marker-start-width="0.3cm" draw:marker-end="Arrow" draw:marker-end-width="0.3cm" draw:fill="solid" draw:fill-color="#0099ff" draw:textarea-horizontal-align="center" draw:textarea-vertical-align="middle"/>
    </style:style>
    <style:style style:name="gr8" style:family="graphic" style:parent-style-name="standard">
      <style:graphic-properties draw:marker-start="Arrow" draw:marker-start-width="0.3cm" draw:marker-end="Square" draw:marker-end-width="0.3cm" draw:fill="solid" draw:fill-color="#0099ff" draw:textarea-horizontal-align="center" draw:textarea-vertical-align="middle"/>
    </style:style>
    <style:style style:name="gr9" style:family="graphic" style:parent-style-name="standard">
      <style:graphic-properties draw:marker-start="Arrow" draw:marker-start-width="0.3cm" draw:marker-end="Square" draw:marker-end-width="0.3cm" draw:fill-color="#b80047" draw:textarea-horizontal-align="center" draw:textarea-vertical-align="middle"/>
    </style:style>
    <style:style style:name="gr10" style:family="graphic" style:parent-style-name="standard">
      <style:graphic-properties draw:stroke="dash" draw:stroke-dash="Fine_20_Dashed" draw:textarea-horizontal-align="center" draw:textarea-vertical-align="middle"/>
    </style:style>
    <style:style style:name="gr11" style:family="graphic" style:parent-style-name="standard">
      <style:graphic-properties draw:fill-color="#ffffff" draw:textarea-horizontal-align="justify" draw:textarea-vertical-align="middle" draw:auto-grow-height="false" fo:min-height="0cm" fo:min-width="0cm" fo:wrap-option="no-wrap"/>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fill-color="#800080" draw:textarea-horizontal-align="justify" draw:textarea-vertical-align="middle" draw:auto-grow-height="false" draw:shadow-offset-x="0.305cm" draw:shadow-offset-y="0.305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1.905cm"/>
    </style:style>
    <style:style style:name="P1" style:family="paragraph">
      <style:text-properties fo:font-size="6pt" style:font-size-asian="6pt" style:font-size-complex="6pt"/>
    </style:style>
    <style:style style:name="P2" style:family="paragraph">
      <style:paragraph-properties fo:text-align="center"/>
    </style:style>
    <style:style style:name="T1" style:family="text">
      <style:text-properties fo:font-size="6pt" style:font-size-asian="6pt" style:font-size-complex="6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495cm" svg:height="0.727cm" svg:x="1.95cm" svg:y="2.813cm">
          <draw:text-box>
            <text:p text:style-name="P1"><text:span text:style-name="T1">Note: Started with the user first!-----\/</text:span></text:p>
          </draw:text-box>
        </draw:frame>
        <draw:custom-shape draw:style-name="gr2" draw:text-style-name="P2" draw:layer="layout" svg:width="3.81cm" svg:height="3.81cm" svg:x="2.27cm" svg:y="3.54cm">
          <text:p text:style-name="P2">User</text:p>
          <text:p text:style-name="P2">Input</text:p>
          <text:p text:style-name="P2">To Form</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2" draw:id="id8" draw:layer="layout" svg:width="5.08cm" svg:height="3.175cm" svg:x="21.32cm" svg:y="9.255cm">
          <text:p text:style-name="P2">Output</text:p>
          <text:p text:style-name="P2">To</text:p>
          <text:p text:style-name="P2">Form</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2" draw:text-style-name="P2" draw:id="id2" draw:layer="layout" svg:width="3.81cm" svg:height="3.81cm" svg:x="6.786cm" svg:y="3.504cm">
          <text:p text:style-name="P2">Data </text:p>
          <text:p text:style-name="P2">Que</text:p>
          <text:p text:style-name="P2">Variable</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2" draw:id="id6" draw:layer="layout" svg:width="4.445cm" svg:height="3.81cm" svg:x="11.231cm" svg:y="3.504cm">
          <text:p text:style-name="P2">Data </text:p>
          <text:p text:style-name="P2">Awaits</text:p>
          <text:p text:style-name="P2">Transfe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 draw:text-style-name="P2" draw:id="id1" draw:layer="layout" svg:width="5.08cm" svg:height="3.81cm" svg:x="1cm" svg:y="9.255cm">
          <text:p text:style-name="P2">Core App</text:p>
          <text:p text:style-name="P2">Functions</text:p>
          <text:p text:style-name="P2">Initialized</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2" draw:text-style-name="P2" draw:layer="layout" svg:width="5.08cm" svg:height="3.81cm" svg:x="16.875cm" svg:y="3.54cm">
          <text:p text:style-name="P2">Data Sent To</text:p>
          <text:p text:style-name="P2">Serial Port</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4" draw:text-style-name="P2" draw:layer="layout" svg:width="1.834cm" svg:height="1.491cm" svg:x="5.445cm" svg:y="7.764cm">
          <text:p text:style-name="P2"><text:span text:style-name="T2">ATZ\n</text:span></text:p>
          <text:p text:style-name="P2"><text:span text:style-name="T2">01 0D\n</text:span></text:p>
          <text:p text:style-name="P2"><text:span text:style-name="T2">04\n</text:span></text:p>
          <draw:enhanced-geometry svg:viewBox="0 0 21600 21600" draw:glue-points="10800 0 0 10800 10800 21600 21600 10800 ?f40 ?f41" draw:text-areas="0 0 21600 21600" draw:type="rectangular-callout" draw:modifiers="33229.863760218 -7050.402144772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id="id3" draw:layer="layout" svg:width="5.08cm" svg:height="3.81cm" svg:x="1.635cm" svg:y="16.24cm">
          <text:p text:style-name="P2">Data Received</text:p>
          <text:p text:style-name="P2">From Seria Port</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5" draw:text-style-name="P2" draw:layer="layout" svg:width="4.445cm" svg:height="3.81cm" svg:x="13.7cm" svg:y="16.24cm">
          <text:p text:style-name="P2">Processed</text:p>
          <text:p text:style-name="P2">By OBD </text:p>
          <text:p text:style-name="P2">Translation</text:p>
          <text:p text:style-name="P2">Class</text:p>
          <draw:enhanced-geometry svg:viewBox="0 0 21600 21600" draw:text-areas="2540 0 19060 21600" draw:type="flowchart-predefined-process" draw:enhanced-path="M 0 0 L 21600 0 21600 21600 0 21600 Z N M 2540 0 L 2540 21600 N M 19060 0 L 19060 21600 N"/>
        </draw:custom-shape>
        <draw:custom-shape draw:style-name="gr5" draw:text-style-name="P2" draw:id="id7" draw:layer="layout" svg:width="4.445cm" svg:height="3.81cm" svg:x="19.415cm" svg:y="16.24cm">
          <text:p text:style-name="P2">Cooked Data</text:p>
          <text:p text:style-name="P2">Goes Into</text:p>
          <text:p text:style-name="P2">Variables</text:p>
          <draw:enhanced-geometry svg:viewBox="0 0 21600 21600" draw:text-areas="4230 4230 21600 21600" draw:type="flowchart-internal-storage" draw:enhanced-path="M 0 0 L 21600 0 21600 21600 0 21600 Z N M 4230 0 L 4230 21600 N M 0 4230 L 21600 4230 N"/>
        </draw:custom-shape>
        <draw:line draw:style-name="gr6" draw:text-style-name="P2" draw:layer="layout" svg:x1="5.445cm" svg:y1="5.445cm" svg:x2="7.35cm" svg:y2="5.445cm">
          <text:p/>
        </draw:line>
        <draw:line draw:style-name="gr7" draw:text-style-name="P2" draw:layer="layout" svg:x1="5.445cm" svg:y1="5.445cm" svg:x2="7.35cm" svg:y2="5.445cm">
          <text:p/>
        </draw:line>
        <draw:line draw:style-name="gr8" draw:text-style-name="P2" draw:layer="layout" svg:x1="11.16cm" svg:y1="5.445cm" svg:x2="9.89cm" svg:y2="5.445cm">
          <text:p/>
        </draw:line>
        <draw:line draw:style-name="gr9" draw:text-style-name="P2" draw:layer="layout" svg:x1="13.7cm" svg:y1="18.145cm" svg:x2="12.43cm" svg:y2="18.145cm">
          <text:p/>
        </draw:line>
        <draw:line draw:style-name="gr9" draw:text-style-name="P2" draw:layer="layout" svg:x1="19.415cm" svg:y1="18.145cm" svg:x2="18.145cm" svg:y2="18.145cm">
          <text:p/>
        </draw:line>
        <draw:line draw:style-name="gr8" draw:text-style-name="P2" draw:layer="layout" svg:x1="16.875cm" svg:y1="5.445cm" svg:x2="15.605cm" svg:y2="5.445cm">
          <text:p/>
        </draw:line>
        <draw:connector draw:style-name="gr10" draw:text-style-name="P2" draw:layer="layout" svg:x1="6.08cm" svg:y1="11.16cm" svg:x2="8.691cm" svg:y2="7.314cm" draw:start-shape="id1" draw:start-glue-point="7" draw:end-shape="id2" draw:end-glue-point="8" svg:d="m6080 11160h2611v-3846">
          <text:p/>
        </draw:connector>
        <draw:connector draw:style-name="gr10" draw:text-style-name="P2" draw:layer="layout" svg:x1="6.08cm" svg:y1="11.16cm" svg:x2="4.175cm" svg:y2="16.24cm" draw:start-shape="id1" draw:start-glue-point="7" draw:end-shape="id3" draw:end-glue-point="4" svg:d="m6080 11160h502v3493h-2407v1587">
          <text:p/>
        </draw:connector>
        <draw:custom-shape draw:style-name="gr11" draw:text-style-name="P2" draw:layer="layout" svg:width="3.175cm" svg:height="0.635cm" svg:x="5.445cm" svg:y="15.605cm">
          <text:p text:style-name="P2"><text:span text:style-name="T3">^M41 2D 23 ^M&gt;</text:span></text:p>
          <draw:enhanced-geometry svg:viewBox="0 0 21600 21600" draw:glue-points="10800 0 0 10800 10800 21600 21600 10800 ?f40 ?f41" draw:text-areas="0 0 21600 21600" draw:type="rectangular-callout" draw:modifiers="1210.57934508816 31652.83018867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 draw:layer="layout" svg:width="1.905cm" svg:height="0.635cm" svg:x="24.495cm" svg:y="15.605cm">
          <text:p text:style-name="P2"><text:span text:style-name="T2">RPM=800</text:span></text:p>
          <draw:enhanced-geometry svg:viewBox="0 0 21600 21600" draw:glue-points="10800 0 0 10800 10800 21600 21600 10800 ?f40 ?f41" draw:text-areas="0 0 21600 21600" draw:type="rectangular-callout" draw:modifiers="-6788.24763903463 23230.18867924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2" draw:id="id4" draw:layer="layout" svg:width="4.445cm" svg:height="3.81cm" svg:x="7.985cm" svg:y="16.24cm">
          <text:p text:style-name="P2">Type of</text:p>
          <text:p text:style-name="P2">Data</text:p>
          <draw:enhanced-geometry svg:viewBox="0 0 21600 21600" draw:glue-points="10800 0 0 10800 10800 21600 21600 10800" draw:text-areas="5400 5400 16200 16200" draw:type="flowchart-decision" draw:enhanced-path="M 0 10800 L 10800 0 21600 10800 10800 21600 0 10800 Z N"/>
        </draw:custom-shape>
        <draw:line draw:style-name="gr9" draw:text-style-name="P2" draw:layer="layout" svg:x1="7.985cm" svg:y1="18.145cm" svg:x2="6.715cm" svg:y2="18.145cm">
          <text:p/>
        </draw:line>
        <draw:custom-shape draw:style-name="gr12" draw:text-style-name="P2" draw:layer="layout" svg:width="3.81cm" svg:height="1.905cm" svg:x="22.59cm" svg:y="2.905cm">
          <text:p text:style-name="P2"><text:span text:style-name="T2"><text:s text:c="2"/></text:span><text:span text:style-name="T2">Data is Processed</text:span></text:p>
          <text:p text:style-name="P2"><text:span text:style-name="T2">By ELM327</text:span></text:p>
          <draw:enhanced-geometry svg:viewBox="0 0 21600 21600" draw:text-areas="3000 3320 17110 17330" draw:type="cloud-callout" draw:modifiers="-3071.94961952244 46418.46799580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2" draw:id="id5" draw:layer="layout" svg:width="5.715cm" svg:height="3.81cm" svg:x="9.89cm" svg:y="9.255cm">
          <text:p text:style-name="P2">On “&gt;” </text:p>
          <text:p text:style-name="P2">Received </text:p>
          <text:p text:style-name="P2">Next Qu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2" draw:layer="layout" svg:x1="10.208cm" svg:y1="16.24cm" svg:x2="12.747cm" svg:y2="13.065cm" draw:start-shape="id4" draw:start-glue-point="4" draw:end-shape="id5" draw:end-glue-point="6" svg:d="m10208 16240v-1587h2539v-1588">
          <text:p/>
        </draw:connector>
        <draw:connector draw:style-name="gr14" draw:text-style-name="P2" draw:layer="layout" svg:x1="12.747cm" svg:y1="9.255cm" svg:x2="13.453cm" svg:y2="7.314cm" draw:start-shape="id5" draw:start-glue-point="4" draw:end-shape="id6" svg:d="m12747 9255v-970h706v-971">
          <text:p/>
        </draw:connector>
        <draw:connector draw:style-name="gr14" draw:text-style-name="P2" draw:layer="layout" draw:line-skew="0cm -0.769cm" svg:x1="21.637cm" svg:y1="16.24cm" svg:x2="21.32cm" svg:y2="10.843cm" draw:start-shape="id7" draw:start-glue-point="0" draw:end-shape="id8" draw:end-glue-point="5" svg:d="m21637 16240v-1905h-1587v-3492h1270">
          <text:p/>
        </draw:connector>
        <draw:frame draw:style-name="gr15" draw:layer="layout" svg:width="16.51cm" svg:height="2.155cm" svg:x="6.715cm" svg:y="1cm">
          <draw:text-box>
            <text:p><text:span text:style-name="T4">Basic OBD 2ner Skelet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Square" svg:viewBox="0 0 10 10" svg:d="m0 0h10v10h-1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dam </meta:initial-creator>
    <meta:creation-date>2010-06-13T08:32:59</meta:creation-date>
    <dc:date>2010-06-13T09:37:50</dc:date>
    <dc:creator>adam </dc:creator>
    <meta:editing-duration>PT00H03M18S</meta:editing-duration>
    <meta:editing-cycles>2</meta:editing-cycles>
    <meta:generator>OpenOffice.org/3.2$Unix OpenOffice.org_project/320m12$Build-9483</meta:generator>
    <meta:printed-by>adam </meta:printed-by>
    <meta:print-date>2010-06-13T09:35:49</meta:print-date>
    <meta:document-statistic meta:object-count="29"/>
  </office:meta>
</office:document-meta>
</file>